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rtragspunkte</text:p>
          </table:table-cell>
          <table:table-cell/>
          <table:table-cell office:value-type="string" calcext:value-type="string">
            <text:p>Votierung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eoIn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3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2 2.6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.00.0000</text:date>, <text:time style:data-style-name="N2" text:time-value="16:13:45.5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1:26:53.767000000</meta:creation-date>
    <dc:date>2020-11-23T17:31:26.460000000</dc:date>
    <meta:editing-duration>PT1H9M56S</meta:editing-duration>
    <meta:editing-cycles>2</meta:editing-cycles>
    <meta:generator>Neat_Office/6.2.8.2$Windows_x86 LibreOffice_project/</meta:generator>
    <meta:document-statistic meta:table-count="1" meta:cell-count="10" meta:object-count="0"/>
  </office:meta>
</office:document-meta>
</file>